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="thin solid #000000" style:vertical-align="top"/>
    </style:style>
    <style:style style:name="ce7" style:family="table-cell" style:parent-style-name="Default" style:data-style-name="N0">
      <style:table-cell-properties fo:border="thin solid #000000" style:vertical-align="top" fo:wrap-option="wrap"/>
    </style:style>
    <style:style style:name="ce8" style:family="table-cell" style:parent-style-name="Default" style:data-style-name="N0">
      <style:table-cell-properties fo:border="thin solid #000000" style:vertical-align="automatic" fo:wrap-option="wrap"/>
    </style:style>
    <style:style style:name="ce9" style:family="table-cell" style:parent-style-name="Default" style:data-style-name="N0">
      <style:table-cell-properties style:vertical-align="automatic" fo:wrap-option="wrap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11.557cm" style:use-optimal-column-width="true"/>
    </style:style>
    <style:style style:name="co3" style:family="table-column">
      <style:table-column-properties fo:break-before="auto" style:column-width="2.878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Recensement_RAM" table:style-name="ta2">
        <table:table-column table:style-name="co2" table:default-cell-style-name="ce1"/>
        <table:table-column table:style-name="co3" table:number-columns-repeated="6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2">
            <text:p>Processeur</text:p>
          </table:table-cell>
          <table:table-cell office:value-type="string" table:style-name="ce2">
            <text:p>RAM &lt; 1Gio</text:p>
          </table:table-cell>
          <table:table-cell office:value-type="string" table:style-name="ce2">
            <text:p>RAM 1- 2GiO</text:p>
          </table:table-cell>
          <table:table-cell office:value-type="string" table:style-name="ce2">
            <text:p>RAM 2 à 4Gio</text:p>
          </table:table-cell>
          <table:table-cell office:value-type="string" table:style-name="ce2">
            <text:p>RAM 4 à <text:s/>8GiO</text:p>
          </table:table-cell>
          <table:table-cell office:value-type="string" table:style-name="ce2">
            <text:p>RAM &gt; 8GiO</text:p>
          </table:table-cell>
          <table:table-cell office:value-type="string" table:style-name="ce2">
            <text:p>Total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1">
            <text:p>Advanced Micro Devices AMD Athlon(tm) II X2 B22 Processor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table:number-columns-repeated="2" table:style-name="ce4"/>
          <table:table-cell office:value-type="float" office:value="5" table:formula="of:=SUM([.B2:.F2])" table:style-name="ce5">
            <text:p>5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1">
            <text:p>Advanced Micro Devices AMD Athlon(tm) II X4 635 Processor</text:p>
          </table:table-cell>
          <table:table-cell table:number-columns-repeated="2" table:style-name="ce4"/>
          <table:table-cell office:value-type="float" office:value="1" table:style-name="ce4">
            <text:p>1</text:p>
          </table:table-cell>
          <table:table-cell table:number-columns-repeated="2" table:style-name="ce4"/>
          <table:table-cell office:value-type="float" office:value="1" table:formula="of:=SUM([.B3:.F3])" table:style-name="ce5">
            <text:p>1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6">
            <text:p>AMD Athlon(tm) 64 X2 Dual Core Processor 3800+</text:p>
          </table:table-cell>
          <table:table-cell table:style-name="ce5"/>
          <table:table-cell office:value-type="float" office:value="1" table:style-name="ce5">
            <text:p>1</text:p>
          </table:table-cell>
          <table:table-cell table:number-columns-repeated="3" table:style-name="ce5"/>
          <table:table-cell office:value-type="float" office:value="1" table:formula="of:=SUM([.B4:.F4])" table:style-name="ce5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AMD Athlon(tm) 64 X2 Dual Core Processor 4400+</text:p>
          </table:table-cell>
          <table:table-cell office:value-type="float" office:value="15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" table:formula="of:=SUM([.B5:.F5])" table:style-name="ce5">
            <text:p>15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AMD Athlon(tm) Dual Core Processor 5200B</text:p>
          </table:table-cell>
          <table:table-cell office:value-type="float" office:value="55" table:style-name="ce8">
            <text:p>55</text:p>
          </table:table-cell>
          <table:table-cell table:number-columns-repeated="4" table:style-name="ce8"/>
          <table:table-cell office:value-type="float" office:value="55" table:formula="of:=SUM([.B6:.F6])" table:style-name="ce5">
            <text:p>55</text:p>
          </table:table-cell>
          <table:table-cell table:number-columns-repeated="16377" table:style-name="ce9"/>
        </table:table-row>
        <table:table-row table:style-name="ro1">
          <table:table-cell office:value-type="string" table:style-name="ce6">
            <text:p>AMD Athlon(tm) II X2 220 Processor</text:p>
          </table:table-cell>
          <table:table-cell table:style-name="ce5"/>
          <table:table-cell office:value-type="float" office:value="17" table:style-name="ce5">
            <text:p>17</text:p>
          </table:table-cell>
          <table:table-cell table:number-columns-repeated="3" table:style-name="ce5"/>
          <table:table-cell office:value-type="float" office:value="17" table:formula="of:=SUM([.B7:.F7])" table:style-name="ce5">
            <text:p>1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AMD Athlon(tm) II X2 B22 Processor</text:p>
          </table:table-cell>
          <table:table-cell office:value-type="float" office:value="36" table:style-name="ce5">
            <text:p>36</text:p>
          </table:table-cell>
          <table:table-cell table:style-name="ce5"/>
          <table:table-cell office:value-type="float" office:value="13" table:style-name="ce5">
            <text:p>13</text:p>
          </table:table-cell>
          <table:table-cell table:number-columns-repeated="2" table:style-name="ce5"/>
          <table:table-cell office:value-type="float" office:value="49" table:formula="of:=SUM([.B8:.F8])" table:style-name="ce5">
            <text:p>49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AMD Athlon(tm) II X4 635 Processor</text:p>
          </table:table-cell>
          <table:table-cell table:number-columns-repeated="2" table:style-name="ce5"/>
          <table:table-cell office:value-type="float" office:value="9" table:style-name="ce5">
            <text:p>9</text:p>
          </table:table-cell>
          <table:table-cell table:number-columns-repeated="2" table:style-name="ce5"/>
          <table:table-cell office:value-type="float" office:value="9" table:formula="of:=SUM([.B9:.F9])" table:style-name="ce5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Dual-Core AMD Opteron(tm) Processor 2210</text:p>
          </table:table-cell>
          <table:table-cell table:style-name="ce11"/>
          <table:table-cell office:value-type="float" office:value="1" table:style-name="ce5">
            <text:p>1</text:p>
          </table:table-cell>
          <table:table-cell table:number-columns-repeated="3" table:style-name="ce5"/>
          <table:table-cell office:value-type="float" office:value="1" table:formula="of:=SUM([.B10:.F10])" table:style-name="ce5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Dual-Core AMD Opteron(tm) Processor 2216</text:p>
          </table:table-cell>
          <table:table-cell office:value-type="float" office:value="4" table:style-name="ce11">
            <text:p>4</text:p>
          </table:table-cell>
          <table:table-cell table:style-name="ce5"/>
          <table:table-cell office:value-type="float" office:value="1" table:style-name="ce5">
            <text:p>1</text:p>
          </table:table-cell>
          <table:table-cell table:number-columns-repeated="2" table:style-name="ce5"/>
          <table:table-cell office:value-type="float" office:value="5" table:formula="of:=SUM([.B11:.F11])" table:style-name="ce5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Intel Corporation Intel(R) Pentium(R) D CPU 3.00GHz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5">
            <text:p>1</text:p>
          </table:table-cell>
          <table:table-cell table:number-columns-repeated="3" table:style-name="ce5"/>
          <table:table-cell office:value-type="float" office:value="2" table:formula="of:=SUM([.B12:.F12])" table:style-name="ce5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Intel Corporation Pentium III (0.18 µm) With 1 Or 2 MB On-Die L2 Cache<text:s/></text:p>
          </table:table-cell>
          <table:table-cell table:style-name="ce11"/>
          <table:table-cell table:style-name="ce5"/>
          <table:table-cell office:value-type="float" office:value="1" table:style-name="ce5">
            <text:p>1</text:p>
          </table:table-cell>
          <table:table-cell office:value-type="float" office:value="14" table:style-name="ce5">
            <text:p>14</text:p>
          </table:table-cell>
          <table:table-cell table:style-name="ce5"/>
          <table:table-cell office:value-type="float" office:value="15" table:formula="of:=SUM([.B13:.F13])" table:style-name="ce5">
            <text:p>15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Intel(R) Celeron(R) CPU G1610 @ 2.60GHz</text:p>
          </table:table-cell>
          <table:table-cell table:style-name="ce5"/>
          <table:table-cell office:value-type="float" office:value="6" table:style-name="ce5">
            <text:p>6</text:p>
          </table:table-cell>
          <table:table-cell table:number-columns-repeated="3" table:style-name="ce5"/>
          <table:table-cell office:value-type="float" office:value="6" table:formula="of:=SUM([.B14:.F14])" table:style-name="ce5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Intel(R) Core(TM) i3-3220 CPU @ 3.30GHz</text:p>
          </table:table-cell>
          <table:table-cell table:number-columns-repeated="3" table:style-name="ce5"/>
          <table:table-cell office:value-type="float" office:value="11" table:style-name="ce5">
            <text:p>11</text:p>
          </table:table-cell>
          <table:table-cell table:style-name="ce5"/>
          <table:table-cell office:value-type="float" office:value="11" table:formula="of:=SUM([.B15:.F15])" table:style-name="ce5">
            <text:p>1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Intel(R) Core(TM) i5-2400 CPU @ 3.10GHz</text:p>
          </table:table-cell>
          <table:table-cell table:number-columns-repeated="2" table:style-name="ce5"/>
          <table:table-cell office:value-type="float" office:value="1" table:style-name="ce5">
            <text:p>1</text:p>
          </table:table-cell>
          <table:table-cell office:value-type="float" office:value="44" table:style-name="ce5">
            <text:p>44</text:p>
          </table:table-cell>
          <table:table-cell table:style-name="ce5"/>
          <table:table-cell office:value-type="float" office:value="45" table:formula="of:=SUM([.B16:.F16])" table:style-name="ce5">
            <text:p>4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Intel(R) Core(TM)2 Duo CPU <text:s text:c="4"/>E4600 <text:s/>@ 2.40GHz</text:p>
          </table:table-cell>
          <table:table-cell table:style-name="ce5"/>
          <table:table-cell office:value-type="float" office:value="12" table:style-name="ce5">
            <text:p>12</text:p>
          </table:table-cell>
          <table:table-cell table:number-columns-repeated="3" table:style-name="ce5"/>
          <table:table-cell office:value-type="float" office:value="12" table:formula="of:=SUM([.B17:.F17])" table:style-name="ce5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Intel(R) Pentium(R) CPU G2020 @ 2.90GHz</text:p>
          </table:table-cell>
          <table:table-cell table:style-name="ce5"/>
          <table:table-cell office:value-type="float" office:value="9" table:style-name="ce5">
            <text:p>9</text:p>
          </table:table-cell>
          <table:table-cell table:number-columns-repeated="3" table:style-name="ce5"/>
          <table:table-cell office:value-type="float" office:value="9" table:formula="of:=SUM([.B18:.F18])" table:style-name="ce5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Intel(R) Pentium(R) CPU G850 @ 2.90GHz</text:p>
          </table:table-cell>
          <table:table-cell table:number-columns-repeated="2" table:style-name="ce5"/>
          <table:table-cell office:value-type="float" office:value="50" table:style-name="ce5">
            <text:p>50</text:p>
          </table:table-cell>
          <table:table-cell table:number-columns-repeated="2" table:style-name="ce5"/>
          <table:table-cell office:value-type="float" office:value="50" table:formula="of:=SUM([.B19:.F19])" table:style-name="ce5">
            <text:p>50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Intel(R) Pentium(R) D CPU 2.80GHz</text:p>
          </table:table-cell>
          <table:table-cell office:value-type="float" office:value="12" table:style-name="ce5">
            <text:p>12</text:p>
          </table:table-cell>
          <table:table-cell table:number-columns-repeated="3" table:style-name="ce5"/>
          <table:table-cell table:style-name="ce13"/>
          <table:table-cell office:value-type="float" office:value="12" table:formula="of:=SUM([.B20:.F20])" table:style-name="ce5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Intel(R) Pentium(R) D CPU 3.00GHz</text:p>
          </table:table-cell>
          <table:table-cell office:value-type="float" office:value="36" table:style-name="ce5">
            <text:p>36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2" table:formula="of:=SUM([.B21:.F21])" table:style-name="ce5">
            <text:p>42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string" table:style-name="ce15">
            <text:p>Total 2 à 4 Gio</text:p>
          </table:table-cell>
          <table:table-cell office:value-type="float" office:value="0" table:style-name="ce16">
            <text:p>0</text:p>
          </table:table-cell>
          <table:table-cell table:style-name="ce1"/>
          <table:table-cell office:value-type="string" table:style-name="ce17">
            <text:p>Total ordinateurs</text:p>
          </table:table-cell>
          <table:table-cell office:value-type="float" office:value="360" table:formula="of:=SUM(360)" table:style-name="ce16">
            <text:p>360</text:p>
          </table:table-cell>
          <table:table-cell table:number-columns-repeated="16377"/>
        </table:table-row>
        <table:table-row table:number-rows-repeated="104855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Charles Técher</meta:initial-creator>
    <dc:creator>Whitribal Whitribal</dc:creator>
    <meta:creation-date>2020-06-07T13:47:06Z</meta:creation-date>
    <dc:date>2021-09-15T13:45:32Z</dc:date>
    <meta:user-defined meta:name="ContentTypeId">0x0101003F08465FD12B4F40AB417D6354713CDE</meta:user-defined>
  </office:meta>
</office:document-meta>
</file>